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paragraph-rsid="001a9e23"/>
    </style:style>
    <style:style style:name="P2" style:family="paragraph" style:parent-style-name="Standard">
      <style:paragraph-properties fo:line-height="150%"/>
      <style:text-properties officeooo:paragraph-rsid="001b514b"/>
    </style:style>
    <style:style style:name="P3" style:family="paragraph" style:parent-style-name="Standard">
      <style:paragraph-properties fo:line-height="150%"/>
      <style:text-properties officeooo:paragraph-rsid="001d3f55"/>
    </style:style>
    <style:style style:name="P4" style:family="paragraph" style:parent-style-name="Standard" style:master-page-name="Standard">
      <style:paragraph-properties fo:line-height="150%" style:page-number="auto"/>
      <style:text-properties officeooo:paragraph-rsid="001a9e23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90a2d"/>
    </style:style>
    <style:style style:name="T3" style:family="text">
      <style:text-properties fo:language="ru" fo:country="RU" officeooo:rsid="001a1920"/>
    </style:style>
    <style:style style:name="T4" style:family="text">
      <style:text-properties fo:language="ru" fo:country="RU" officeooo:rsid="001a80cd"/>
    </style:style>
    <style:style style:name="T5" style:family="text">
      <style:text-properties fo:language="ru" fo:country="RU" officeooo:rsid="001b514b"/>
    </style:style>
    <style:style style:name="T6" style:family="text">
      <style:text-properties fo:language="ru" fo:country="RU" officeooo:rsid="001d3f55"/>
    </style:style>
    <style:style style:name="T7" style:family="text">
      <style:text-properties fo:language="ru" fo:country="RU" officeooo:rsid="001e6153"/>
    </style:style>
    <style:style style:name="T8" style:family="text">
      <style:text-properties officeooo:rsid="001829b4"/>
    </style:style>
    <style:style style:name="T9" style:family="text">
      <style:text-properties officeooo:rsid="00190a2d"/>
    </style:style>
    <style:style style:name="T10" style:family="text">
      <style:text-properties fo:language="en" fo:country="US" officeooo:rsid="00190a2d"/>
    </style:style>
    <style:style style:name="T11" style:family="text">
      <style:text-properties fo:language="en" fo:country="US" officeooo:rsid="001a80cd"/>
    </style:style>
    <style:style style:name="T12" style:family="text">
      <style:text-properties fo:language="en" fo:country="US" officeooo:rsid="001b514b"/>
    </style:style>
    <style:style style:name="T13" style:family="text">
      <style:text-properties fo:language="en" fo:country="US" officeooo:rsid="001e6153"/>
    </style:style>
    <style:style style:name="T14" style:family="text">
      <style:text-properties officeooo:rsid="001e73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8">(слайд) </text:span></text:p>
      <text:p text:style-name="P1"><text:span text:style-name="T8"><text:tab/>Содержание слайда. </text:span>Если же привести более конкретный пример <text:span text:style-name="T8">– </text:span>возьмем некоторый график, и создадим на его основе трехмерную модель, для рендеринга или печати. Линии в такой модели будут представлены, <text:span text:style-name="T9">например,</text:span> изогнутым<text:span text:style-name="T1">и</text:span> цилиндрами. Если рассмотреть <text:span text:style-name="T14">пересечение таких цилиндров</text:span>, можно заметить, что образуются области, которые никогда не будут отображены. Будем называть полигоны <text:span text:style-name="T14">таких областей</text:span> внутренней геометрией модели. </text:p>
      <text:p text:style-name="P1"/>
      <text:p text:style-name="P1"><text:span text:style-name="T9">(слайд)</text:span></text:p>
      <text:p text:style-name="P2"><text:span text:style-name="T9"><text:tab/></text:span><text:span text:style-name="T8">Содержание слайда. </text:span><text:span text:style-name="T14">Чтобы определить какая геометрия является внутренней можно провести из каждого полигона лучи, если все лучи будут пересекаться с другими полигонами, то такие полигоны будут внутренними. В такой формулировке задача расчета внутренней геометрии и задача расчета глобально освещения совпадают. Будем считать полигоны, имеющие коэффициент глобального освещения равный 0 внутренними.</text:span></text:p>
      <text:p text:style-name="P1"><text:span text:style-name="T9"/></text:p>
      <text:p text:style-name="P3"><text:span text:style-name="T9">(слайд)</text:span></text:p>
      <text:p text:style-name="P3"><text:span text:style-name="T9"><text:tab/></text:span><text:span text:style-name="T6">Вычисление самозатенения с помо</text:span><text:span text:style-name="T7">щ</text:span><text:span text:style-name="T6">ью проверки пересечения лучей имеет большую вычислительную сложность, поэтому используем приближение для расчета самозатенения </text:span><text:span text:style-name="T7">основанное на телесном угле</text:span><text:span text:style-name="T6">. </text:span><text:span text:style-name="T7">Коэффициент затенения ресивера эмиттером пропорционален телесному углу, образуемому при проецировании на сферу наклоненного диска эмиттера.</text:span></text:p>
      <text:p text:style-name="P1"><text:span text:style-name="T9"/></text:p>
      <text:p text:style-name="P1"><text:span text:style-name="T9">(слайд) </text:span></text:p>
      <text:p text:style-name="P1"><text:span text:style-name="T9"><text:tab/>__</text:span><text:span text:style-name="T2">((верхняя часть – площадь части сферы, заслоняемой отбрасывающим тень полигоном, </text:span><text:span text:style-name="T10">max(...) </text:span><text:span text:style-name="T2">ограничение расчета на полигоны, находящиеся только в полусфере. </text:span><text:span text:style-name="T10">sqrt(A+r^2) </text:span><text:span text:style-name="T2">расчет телесного угла. /</text:span><text:span text:style-name="T10">pi </text:span><text:span text:style-name="T2">приведение полученных результатов к единице, если вся полусфера перекрыта.))__ </text:span><text:span text:style-name="T7">4 потому что полный телесный угол 4</text:span><text:span text:style-name="T13">pi </text:span><text:span text:style-name="T7">стерадиан</text:span></text:p>
      <text:p text:style-name="P1"><text:span text:style-name="T2"/></text:p>
      <text:p text:style-name="P1"><text:span text:style-name="T3">(слайд) </text:span></text:p>
      <text:p text:style-name="P1"><text:span text:style-name="T3"><text:tab/></text:span><text:span text:style-name="T4">Приведем пример разницы между нормальном освещении и глобальным. Эта модель освещена с помощью нормальной техники затенения, затененность каждого полигона зависит только от угла падения света на поверхность полигона и никак не зависит от остальных полигонов. </text:span></text:p>
      <text:p text:style-name="P1"><text:span text:style-name="T4"/></text:p>
      <text:p text:style-name="P1"><text:span text:style-name="T4">(слайд) </text:span></text:p>
      <text:p text:style-name="P2"><text:span text:style-name="T4"><text:tab/>Эта же модель, отрендереная с применением техники самозатенения, видно, что в ме</text:span><text:span text:style-name="T5">с</text:span><text:span text:style-name="T4">тах, куда попадает меньше прямого света появилось дополнительное затенение. Вернемся </text:span><text:soft-page-break/><text:span text:style-name="T4">к задаче отсечения геометрии. </text:span></text:p>
      <text:p text:style-name="P2"><text:span text:style-name="T4">(слайд) </text:span></text:p>
      <text:p text:style-name="P2"><text:span text:style-name="T4"><text:tab/>Эта модель пересекающихся сфер с кубом, расцветка сделана таким образом, что более красные участки модели обозначают более высокий коэффициент. Видно, что для геом</text:span><text:span text:style-name="T5">е</text:span><text:span text:style-name="T4">трии сфер, находящейся внутри куба этот коэффициент очень высокий, отсечем полигоны с высоким значением коэффициента. </text:span></text:p>
      <text:p text:style-name="P2"><text:span text:style-name="T4"/></text:p>
      <text:p text:style-name="P2"><text:span text:style-name="T4">(слайд) </text:span></text:p>
      <text:p text:style-name="P2"><text:span text:style-name="T4"><text:tab/>Как видно внутренняя геометрия была удалена. В процесса работы над программой алгоритм был реализован на нескольких вычислительных платформах, базовое решение предусматривало многопоточный расчет на </text:span><text:span text:style-name="T11">CPU. </text:span><text:span text:style-name="T5">Это решение</text:span><text:span text:style-name="T11"> </text:span><text:span text:style-name="T4">испытывало трудности с производительностью, </text:span><text:span text:style-name="T5">для моделей, состаящих из нескольких миллионов полигонов время расчета было порядка нескольких часов.</text:span><text:span text:style-name="T4"> </text:span></text:p>
      <text:p text:style-name="P2"><text:span text:style-name="T5">Сл</text:span><text:span text:style-name="T4">е</text:span><text:span text:style-name="T5">д</text:span><text:span text:style-name="T4">ующее решение было выполнено с помощью вычислительных шейдеров </text:span><text:span text:style-name="T5">с применением графического </text:span><text:span text:style-name="T12">API OpenGL </text:span><text:span text:style-name="T5">на</text:span><text:span text:style-name="T4"> видеокарт</text:span><text:span text:style-name="T5">е</text:span><text:span text:style-name="T4">, проблемой этого решения была высокая нагрузка на видеокарту </text:span><text:span text:style-name="T5">и неоправданный перерасход памяти</text:span><text:span text:style-name="T4">. </text:span></text:p>
      <text:p text:style-name="P2"><text:span text:style-name="T4">Финальное решение было сделано с помощью фреймфорка </text:span><text:span text:style-name="T11">OpenCL </text:span><text:span text:style-name="T5">– фреймфорка для параллельных расчетов общего назначения на видеокарте</text:span><text:span text:style-name="T11">. </text:span></text:p>
      <text:p text:style-name="P2"><text:span text:style-name="T4">Сравнение быстродействия всех решений представлено следующими таблицами.</text:span></text:p>
      <text:p text:style-name="P1"><text:span text:style-name="T4"/></text:p>
      <text:p text:style-name="P1"><text:span text:style-name="T4">(слайд) </text:span></text:p>
      <text:p text:style-name="P1"><text:span text:style-name="T4"><text:tab/>В результате работы было создано приложение, способное выполнять изначально поставленную задачу отсечения внутренней геометрии </text:span><text:span text:style-name="T11">3D </text:span><text:span text:style-name="T4">моделей за разумное врем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1T23:42:44.65</meta:creation-date>
    <dc:date>2015-07-02T01:29:39.76</dc:date>
    <meta:editing-duration>PT1H30M53S</meta:editing-duration>
    <meta:editing-cycles>6</meta:editing-cycles>
    <meta:generator>LibreOffice/4.0.3.3$Windows_x86 LibreOffice_project/0eaa50a932c8f2199a615e1eb30f7ac74279539</meta:generator>
    <meta:print-date>2015-07-02T01:11:07.38</meta:print-date>
    <meta:document-statistic meta:table-count="0" meta:image-count="0" meta:object-count="0" meta:page-count="2" meta:paragraph-count="21" meta:word-count="399" meta:character-count="3223" meta:non-whitespace-character-count="2819"/>
  </office:meta>
</office:document-meta>
</file>